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2.75cm" fo:min-width="4.3cm"/>
      <style:paragraph-properties style:writing-mode="lr-tb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7.162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10.9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8.7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2.977cm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2.15cm" fo:min-width="5.4cm"/>
    </style:style>
    <style:style style:name="gr10" style:family="graphic" style:parent-style-name="standard">
      <style:graphic-properties draw:fill-color="#ff860d" draw:textarea-horizontal-align="justify" draw:textarea-vertical-align="middle" draw:auto-grow-height="false" fo:min-height="2.15cm" fo:min-width="5.4cm"/>
    </style:style>
    <style:style style:name="gr11" style:family="graphic" style:parent-style-name="standard">
      <style:graphic-properties draw:fill-color="#be480a" draw:textarea-horizontal-align="justify" draw:textarea-vertical-align="middle" draw:auto-grow-height="false" fo:min-height="2.15cm" fo:min-width="5.4cm"/>
    </style:style>
    <style:style style:name="gr12" style:family="graphic" style:parent-style-name="standard">
      <style:graphic-properties svg:stroke-color="#c9211e" draw:marker-start="Arrow" draw:marker-start-width="0.3cm" draw:marker-end="Arrow" draw:marker-end-width="0.3cm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d428"/>
      <style:paragraph-properties fo:text-align="center"/>
    </style:style>
    <style:style style:name="P7" style:family="paragraph">
      <loext:graphic-properties draw:fill-color="#ff860d"/>
      <style:paragraph-properties fo:text-align="center"/>
    </style:style>
    <style:style style:name="P8" style:family="paragraph">
      <loext:graphic-properties draw:fill-color="#be480a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476cm" svg:height="1.038cm" svg:x="0.4cm" svg:y="0.5cm">
          <draw:text-box>
            <text:p text:style-name="P1"><text:span text:style-name="T1">Promises when fetching data.</text:span></text:p>
          </draw:text-box>
        </draw:frame>
        <draw:line draw:style-name="gr2" draw:text-style-name="P3" draw:layer="layout" svg:x1="4.177cm" svg:y1="3.3cm" svg:x2="19.5cm" svg:y2="2.9cm">
          <text:p/>
        </draw:line>
        <draw:custom-shape draw:style-name="gr3" draw:text-style-name="P4" draw:layer="layout" svg:width="4.8cm" svg:height="3cm" svg:x="19.4cm" svg:y="1.8cm">
          <text:p text:style-name="P4">API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cm" svg:y1="5.9cm" svg:x2="19.4cm" svg:y2="3.7cm">
          <text:p/>
        </draw:line>
        <draw:custom-shape draw:style-name="gr5" draw:text-style-name="P4" draw:layer="layout" svg:width="7.662cm" svg:height="2.1cm" svg:x="0.738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762cm" svg:height="1.673cm" svg:x="0.738cm" svg:y="5cm">
          <draw:text-box>
            <text:p>While we wait for the data</text:p>
            <text:p>we are in a pending state</text:p>
          </draw:text-box>
        </draw:frame>
        <draw:line draw:style-name="gr4" draw:text-style-name="P4" draw:layer="layout" svg:x1="12.1cm" svg:y1="8.5cm" svg:x2="19.4cm" svg:y2="4.3cm">
          <text:p/>
        </draw:line>
        <draw:custom-shape draw:style-name="gr6" draw:text-style-name="P4" draw:layer="layout" svg:width="11.4cm" svg:height="2.2cm" svg:x="0.7cm" svg:y="7.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0.861cm" svg:height="1.673cm" svg:x="1.1cm" svg:y="7.9cm">
          <draw:text-box>
            <text:p>A few seconds later, if we’re lucky</text:p>
            <text:p>The API will send us back some data</text:p>
          </draw:text-box>
        </draw:frame>
        <draw:line draw:style-name="gr4" draw:text-style-name="P4" draw:layer="layout" svg:x1="9.9cm" svg:y1="12.3cm" svg:x2="19.8cm" svg:y2="4.8cm">
          <text:p/>
        </draw:line>
        <draw:custom-shape draw:style-name="gr7" draw:text-style-name="P4" draw:layer="layout" svg:width="9.2cm" svg:height="2.6cm" svg:x="0.7cm" svg:y="10.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411cm" svg:height="2.384cm" svg:x="1.4cm" svg:y="10.5cm">
          <draw:text-box>
            <text:p>Or there was a problem</text:p>
            <text:p>And the API sends back </text:p>
            <text:p>An error message</text:p>
          </draw:text-box>
        </draw:frame>
        <draw:custom-shape draw:style-name="gr8" draw:text-style-name="P4" draw:layer="layout" svg:width="3.477cm" svg:height="1.6cm" svg:x="0.7cm" svg:y="2.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677cm" svg:height="0.962cm" svg:x="0.7cm" svg:y="2.9cm">
          <draw:text-box>
            <text:p>Fetch data </text:p>
          </draw:text-box>
        </draw:frame>
        <draw:custom-shape draw:style-name="gr9" draw:text-style-name="P6" draw:layer="layout" svg:width="5.9cm" svg:height="2.4cm" svg:x="19.5cm" svg:y="6.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484cm" svg:height="0.962cm" svg:x="19.2cm" svg:y="5.6cm">
          <draw:text-box>
            <text:p>Three different states</text:p>
          </draw:text-box>
        </draw:frame>
        <draw:custom-shape draw:style-name="gr10" draw:text-style-name="P7" draw:layer="layout" svg:width="5.9cm" svg:height="2.4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9cm" svg:height="2.4cm" svg:x="19.5cm" svg:y="12.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822cm" svg:height="1.673cm" svg:x="20.8cm" svg:y="7cm">
          <draw:text-box>
            <text:p>Pending</text:p>
            <text:p>No data</text:p>
          </draw:text-box>
        </draw:frame>
        <draw:frame draw:style-name="gr1" draw:text-style-name="P5" draw:layer="layout" svg:width="4.409cm" svg:height="1.673cm" svg:x="20.4cm" svg:y="9.9cm">
          <draw:text-box>
            <text:p>Resolved</text:p>
            <text:p>Data received</text:p>
          </draw:text-box>
        </draw:frame>
        <draw:frame draw:style-name="gr1" draw:text-style-name="P5" draw:layer="layout" svg:width="4.837cm" svg:height="2.384cm" svg:x="20.4cm" svg:y="12.4cm">
          <draw:text-box>
            <text:p>Rejected</text:p>
            <text:p>Error message </text:p>
            <text:p>received</text:p>
          </draw:text-box>
        </draw:frame>
        <draw:line draw:style-name="gr12" draw:text-style-name="P4" draw:layer="layout" svg:x1="8.4cm" svg:y1="6cm" svg:x2="19.4cm" svg:y2="7.9cm">
          <text:p/>
        </draw:line>
        <draw:line draw:style-name="gr12" draw:text-style-name="P4" draw:layer="layout" svg:x1="12.1cm" svg:y1="8.5cm" svg:x2="19.5cm" svg:y2="10.6cm">
          <text:p/>
        </draw:line>
        <draw:line draw:style-name="gr12" draw:text-style-name="P4" draw:layer="layout" svg:x1="9.9cm" svg:y1="12.3cm" svg:x2="19.5cm" svg:y2="13.6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07:16:46.845570224</meta:creation-date>
    <dc:date>2020-12-12T07:43:19.435730598</dc:date>
    <meta:editing-duration>PT5M</meta:editing-duration>
    <meta:editing-cycles>1</meta:editing-cycles>
    <meta:document-statistic meta:object-count="47"/>
    <meta:generator>LibreOffice/6.4.6.2$Linux_X86_64 LibreOffice_project/40$Build-2</meta:generator>
  </office:meta>
</office:document-meta>
</file>